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fo:background-color="#00a93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</table:table-row>
        <table:table-row table:style-name="ro3"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"/>
          <table:table-cell/>
        </table:table-row>
        <table:table-row table:style-name="ro3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1"/>
          <table:table-cell/>
        </table:table-row>
        <table:table-row table:style-name="ro3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1"/>
          <table:table-cell/>
        </table:table-row>
        <table:table-row table:style-name="ro3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1"/>
          <table:table-cell/>
        </table:table-row>
        <table:table-row table:style-name="ro3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3"/>
          <table:table-cell table:style-name="ce1"/>
          <table:table-cell/>
        </table:table-row>
        <table:table-row table:style-name="ro2" table:number-rows-repeated="6"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2:08:21.704187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1T13:42:51.966931516</meta:creation-date>
    <dc:date>2024-03-22T21:04:24.653556963</dc:date>
    <meta:editing-duration>PT5H36M14S</meta:editing-duration>
    <meta:editing-cycles>2</meta:editing-cycles>
    <meta:generator>LibreOffice/6.4.7.2$Linux_X86_64 LibreOffice_project/40$Build-2</meta:generator>
    <meta:document-statistic meta:table-count="1" meta:cell-count="107" meta:object-count="0"/>
  </office:meta>
</office:document-meta>
</file>